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00000000B0000000B7D1422FA29DDF7D5.gif" manifest:media-type="image/gif"/>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margin-top="0in" fo:margin-bottom="0.1043in" loext:contextual-spacing="false" style:line-height-at-least="0.2083in" fo:orphans="2" fo:widows="2" fo:text-indent="0in" style:auto-text-indent="false"/>
    </style:style>
    <style:style style:name="P2" style:family="paragraph" style:parent-style-name="Text_20_body">
      <style:text-properties fo:font-variant="normal" fo:text-transform="none" fo:color="#333333" style:font-name="Tahoma" fo:font-size="14pt" fo:letter-spacing="normal" fo:font-style="normal" fo:font-weight="bold" style:font-size-asian="14pt" style:font-name-complex="Tahoma" style:font-size-complex="14pt"/>
    </style:style>
    <style:style style:name="P3" style:family="paragraph" style:parent-style-name="Text_20_body">
      <style:text-properties fo:font-variant="normal" fo:text-transform="none" fo:color="#333333" style:font-name="Tahoma" fo:font-size="14pt" fo:letter-spacing="normal" fo:font-style="normal" fo:font-weight="bold" style:font-size-asian="14pt" style:font-weight-asian="bold" style:font-name-complex="Tahoma" style:font-size-complex="14pt" style:font-weight-complex="bold"/>
    </style:style>
    <style:style style:name="P4" style:family="paragraph" style:parent-style-name="Text_20_body">
      <style:text-properties fo:font-variant="normal" fo:text-transform="none" fo:color="#333333" style:font-name="Tahoma" fo:font-size="14pt" fo:letter-spacing="normal" fo:language="en" fo:country="GB" fo:font-style="normal" fo:font-weight="bold" style:font-size-asian="14pt" style:font-weight-asian="bold" style:font-name-complex="Tahoma" style:font-size-complex="14pt" style:font-weight-complex="bold"/>
    </style:style>
    <style:style style:name="P5" style:family="paragraph" style:parent-style-name="Text_20_body">
      <style:text-properties fo:font-variant="normal" fo:text-transform="none" fo:color="#333333" style:font-name="Tahoma" fo:font-size="14pt" fo:letter-spacing="normal" fo:language="en" fo:country="GB" fo:font-style="normal" fo:font-weight="bold" style:font-size-asian="14pt" style:font-name-complex="Tahoma" style:font-size-complex="14pt"/>
    </style:style>
    <style:style style:name="P6" style:family="paragraph" style:parent-style-name="Text_20_body">
      <style:text-properties fo:font-variant="normal" fo:text-transform="none" fo:color="#333333" style:font-name="Tahoma" fo:font-size="14pt" fo:letter-spacing="normal" fo:language="en" fo:country="GB" fo:font-style="normal" fo:font-weight="normal" style:font-size-asian="14pt" style:font-weight-asian="normal" style:font-name-complex="Tahoma" style:font-size-complex="14pt" style:font-weight-complex="normal"/>
    </style:style>
    <style:style style:name="P7" style:family="paragraph" style:parent-style-name="Text_20_body">
      <style:text-properties fo:font-variant="normal" fo:text-transform="none" fo:color="#333333" style:font-name="Tahoma" fo:font-size="14pt" fo:letter-spacing="normal" fo:language="en" fo:country="US" fo:font-style="normal" fo:font-weight="normal" style:font-size-asian="14pt" style:font-weight-asian="normal" style:font-name-complex="Tahoma" style:font-size-complex="14pt" style:font-weight-complex="normal"/>
    </style:style>
    <style:style style:name="P8" style:family="paragraph" style:parent-style-name="Text_20_body">
      <style:text-properties fo:font-variant="normal" fo:text-transform="none" fo:color="#333333" style:font-name="Tahoma" fo:font-size="14pt" fo:letter-spacing="normal" fo:language="en" fo:country="US" fo:font-style="normal" fo:font-weight="normal" fo:background-color="#ffff00" style:font-size-asian="14pt" style:font-weight-asian="normal" style:font-name-complex="Tahoma" style:font-size-complex="14pt" style:font-weight-complex="normal"/>
    </style:style>
    <style:style style:name="P9" style:family="paragraph" style:parent-style-name="Text_20_body">
      <style:text-properties fo:font-variant="normal" fo:text-transform="none" fo:color="#333333" style:font-name="Tahoma" fo:font-size="14pt" fo:letter-spacing="normal" fo:language="en" fo:country="US" fo:font-style="normal" fo:font-weight="bold" style:font-size-asian="14pt" style:font-weight-asian="bold" style:font-name-complex="Tahoma" style:font-size-complex="14pt" style:font-weight-complex="bold"/>
    </style:style>
    <style:style style:name="P10" style:family="paragraph" style:parent-style-name="Text_20_body">
      <style:paragraph-properties fo:text-align="start" style:justify-single-word="false"/>
      <style:text-properties style:font-name="Tahoma" fo:font-size="14pt" style:font-size-asian="14pt" style:font-size-complex="14pt"/>
    </style:style>
    <style:style style:name="P11" style:family="paragraph" style:parent-style-name="Text_20_body">
      <style:paragraph-properties fo:text-align="start" style:justify-single-word="false"/>
      <style:text-properties style:font-name="Tahoma" fo:font-size="14pt" fo:language="en" fo:country="GB" fo:font-weight="normal" fo:background-color="transparent" style:font-size-asian="14pt" style:font-weight-asian="normal" style:font-name-complex="Tahoma" style:font-size-complex="14pt" style:font-weight-complex="normal"/>
    </style:style>
    <style:style style:name="P12" style:family="paragraph" style:parent-style-name="Heading_20_3">
      <style:text-properties fo:font-variant="normal" fo:text-transform="none" fo:color="#333333" style:font-name="Tahoma" fo:font-size="14pt" fo:letter-spacing="normal" fo:font-style="normal" fo:font-weight="bold" style:font-size-asian="14pt" style:font-name-complex="Tahoma" style:font-size-complex="14pt"/>
    </style:style>
    <style:style style:name="P13" style:family="paragraph" style:parent-style-name="Heading_20_3">
      <style:text-properties fo:font-variant="normal" fo:text-transform="none" fo:color="#333333" style:font-name="Tahoma" fo:font-size="14pt" fo:letter-spacing="normal" fo:font-style="normal" fo:font-weight="normal" style:font-size-asian="14pt" style:font-weight-asian="normal" style:font-name-complex="Tahoma" style:font-size-complex="14pt" style:font-weight-complex="normal"/>
    </style:style>
    <style:style style:name="P14" style:family="paragraph" style:parent-style-name="Heading_20_3">
      <style:text-properties fo:font-variant="normal" fo:text-transform="none" fo:color="#0000cc" style:font-name="Tahoma" fo:font-size="14pt" fo:letter-spacing="normal" fo:font-style="normal" fo:font-weight="bold" style:font-size-asian="14pt" style:font-name-complex="Tahoma" style:font-size-complex="14pt"/>
    </style:style>
    <style:style style:name="P15" style:family="paragraph" style:parent-style-name="Heading_20_3">
      <style:paragraph-properties fo:text-align="start" style:justify-single-word="false"/>
      <style:text-properties style:font-name="Tahoma" fo:font-size="14pt" fo:language="en" fo:country="GB" fo:font-weight="bold" fo:background-color="transparent" style:font-size-asian="14pt" style:font-weight-asian="bold" style:font-name-complex="Tahoma" style:font-size-complex="14pt" style:font-weight-complex="bold"/>
    </style:style>
    <style:style style:name="P16" style:family="paragraph" style:parent-style-name="Standard">
      <style:paragraph-properties fo:text-align="end" style:justify-single-word="false"/>
    </style:style>
    <style:style style:name="P17" style:family="paragraph" style:parent-style-name="Standard">
      <style:text-properties style:font-name="Tahoma" fo:font-size="14pt" style:font-size-asian="14pt" style:font-name-complex="Tahoma" style:font-size-complex="14pt"/>
    </style:style>
    <style:style style:name="P18" style:family="paragraph" style:parent-style-name="Standard">
      <style:paragraph-properties fo:text-align="end" style:justify-single-word="false"/>
      <style:text-properties style:font-name="Tahoma" fo:font-size="14pt" fo:language="en" fo:country="GB" style:font-size-asian="14pt" style:font-name-complex="Tahoma" style:font-size-complex="14pt"/>
    </style:style>
    <style:style style:name="P19" style:family="paragraph" style:parent-style-name="Standard">
      <style:paragraph-properties fo:text-align="end" style:justify-single-word="false"/>
      <style:text-properties style:font-name="Tahoma" fo:font-size="14pt" fo:language="en" fo:country="GB" fo:font-weight="normal" fo:background-color="transparent" style:font-size-asian="14pt" style:font-weight-asian="normal" style:font-name-complex="Tahoma" style:font-size-complex="14pt" style:font-weight-complex="normal"/>
    </style:style>
    <style:style style:name="P20" style:family="paragraph" style:parent-style-name="Standard">
      <style:paragraph-properties fo:text-align="end" style:justify-single-word="false"/>
      <style:text-properties style:font-name="Tahoma" fo:font-size="14pt" fo:language="en" fo:country="GB" fo:font-weight="bold" style:font-size-asian="14pt" style:font-weight-asian="bold" style:font-name-complex="Tahoma" style:font-size-complex="14pt" style:font-weight-complex="bold"/>
    </style:style>
    <style:style style:name="P21" style:family="paragraph" style:parent-style-name="Standard">
      <style:paragraph-properties fo:text-align="end" style:justify-single-word="false"/>
      <style:text-properties style:font-name="Tahoma" fo:font-size="14pt" fo:language="en" fo:country="GB" fo:font-weight="bold" fo:background-color="transparent" style:font-size-asian="14pt" style:font-weight-asian="bold" style:font-name-complex="Tahoma" style:font-size-complex="14pt" style:font-weight-complex="bold"/>
    </style:style>
    <style:style style:name="P22" style:family="paragraph" style:parent-style-name="Standard">
      <style:paragraph-properties fo:text-align="start" style:justify-single-word="false"/>
      <style:text-properties style:font-name="Tahoma" fo:font-size="14pt" fo:language="en" fo:country="GB" fo:font-weight="bold" fo:background-color="transparent" style:font-size-asian="14pt" style:font-weight-asian="bold" style:font-name-complex="Tahoma" style:font-size-complex="14pt" style:font-weight-complex="bold"/>
    </style:style>
    <style:style style:name="P23" style:family="paragraph" style:parent-style-name="Standard">
      <style:paragraph-properties fo:text-align="end" style:justify-single-word="false"/>
      <style:text-properties style:font-name="Tahoma" fo:font-size="14pt" fo:language="en" fo:country="US" fo:font-weight="normal" fo:background-color="transparent" style:font-size-asian="14pt" style:font-weight-asian="normal" style:font-name-complex="Tahoma" style:font-size-complex="14pt" style:font-weight-complex="normal"/>
    </style:style>
    <style:style style:name="P24" style:family="paragraph" style:parent-style-name="Standard">
      <style:paragraph-properties fo:text-align="start" style:justify-single-word="false"/>
      <style:text-properties style:font-name="Tahoma" fo:font-size="14pt" fo:language="en" fo:country="US" fo:font-weight="normal" fo:background-color="transparent" style:font-size-asian="14pt" style:font-weight-asian="normal" style:font-name-complex="Tahoma" style:font-size-complex="14pt" style:font-weight-complex="normal"/>
    </style:style>
    <style:style style:name="P25" style:family="paragraph" style:parent-style-name="Standard">
      <style:paragraph-properties fo:text-align="start" style:justify-single-word="false"/>
      <style:text-properties style:font-name="Tahoma" fo:font-size="14pt" fo:language="en" fo:country="US" fo:font-weight="bold" fo:background-color="transparent" style:font-size-asian="14pt" style:font-weight-asian="bold" style:font-name-complex="Tahoma" style:font-size-complex="14pt" style:font-weight-complex="bold"/>
    </style:style>
    <style:style style:name="P26" style:family="paragraph" style:parent-style-name="Heading_20_2">
      <style:paragraph-properties fo:text-align="start" style:justify-single-word="false"/>
      <style:text-properties style:font-name="Tahoma" fo:font-size="14pt" fo:language="en" fo:country="GB" style:font-size-asian="14pt" style:font-name-complex="Tahoma" style:font-size-complex="14pt"/>
    </style:style>
    <style:style style:name="P27" style:family="paragraph" style:parent-style-name="Heading_20_2">
      <style:paragraph-properties fo:text-align="start" style:justify-single-word="false"/>
      <style:text-properties style:font-name="Tahoma" fo:font-size="14pt" fo:language="en" fo:country="GB" fo:font-weight="normal" fo:background-color="transparent" style:font-size-asian="14pt" style:font-weight-asian="normal" style:font-name-complex="Tahoma" style:font-size-complex="14pt" style:font-weight-complex="normal"/>
    </style:style>
    <style:style style:name="P28" style:family="paragraph" style:parent-style-name="Standard">
      <style:paragraph-properties fo:text-align="end" style:justify-single-word="false"/>
      <style:text-properties style:font-name="Tahoma" fo:font-size="14pt" fo:language="en" fo:country="GB" style:font-size-asian="14pt" style:font-name-complex="Tahoma" style:font-size-complex="14pt"/>
    </style:style>
    <style:style style:name="P29" style:family="paragraph" style:parent-style-name="Standard" style:list-style-name="L4">
      <style:paragraph-properties fo:text-align="end" style:justify-single-word="false"/>
      <style:text-properties style:font-name="Tahoma" fo:font-size="14pt" fo:language="en" fo:country="GB" fo:font-weight="normal" fo:background-color="transparent" style:font-size-asian="14pt" style:font-weight-asian="normal" style:font-name-complex="Tahoma" style:font-size-complex="14pt" style:font-weight-complex="normal"/>
    </style:style>
    <style:style style:name="P30" style:family="paragraph" style:parent-style-name="Standard">
      <style:paragraph-properties fo:text-align="end" style:justify-single-word="false"/>
      <style:text-properties style:font-name="Tahoma" fo:font-size="14pt" fo:language="en" fo:country="US" style:font-size-asian="14pt" style:font-name-complex="Tahoma" style:font-size-complex="14pt"/>
    </style:style>
    <style:style style:name="P31" style:family="paragraph" style:parent-style-name="Text_20_body" style:list-style-name="L2">
      <style:paragraph-properties fo:text-align="start" style:justify-single-word="false"/>
    </style:style>
    <style:style style:name="P32" style:family="paragraph" style:parent-style-name="Text_20_body" style:list-style-name="L3"/>
    <style:style style:name="P33" style:family="paragraph" style:parent-style-name="Text_20_body" style:list-style-name="L1">
      <style:paragraph-properties fo:margin-top="0in" fo:margin-bottom="0.1043in" loext:contextual-spacing="false" style:line-height-at-least="0.2083in" fo:orphans="2" fo:widows="2"/>
    </style:style>
    <style:style style:name="P34" style:family="paragraph" style:parent-style-name="Text_20_body" style:list-style-name="L2">
      <style:paragraph-properties fo:margin-top="0in" fo:margin-bottom="0in" loext:contextual-spacing="false" fo:text-align="start" style:justify-single-word="false"/>
      <style:text-properties style:font-name="Tahoma" fo:font-size="14pt" style:font-size-asian="14pt" style:font-size-complex="14pt"/>
    </style:style>
    <style:style style:name="P35" style:family="paragraph" style:parent-style-name="Text_20_body" style:list-style-name="L2">
      <style:paragraph-properties fo:margin-top="0in" fo:margin-bottom="0in" loext:contextual-spacing="false" fo:text-align="start" style:justify-single-word="false"/>
    </style:style>
    <style:style style:name="P36" style:family="paragraph" style:parent-style-name="Text_20_body" style:list-style-name="L3">
      <style:paragraph-properties fo:margin-top="0in" fo:margin-bottom="0in" loext:contextual-spacing="false"/>
    </style:style>
    <style:style style:name="T1" style:family="text">
      <style:text-properties fo:font-variant="normal" fo:text-transform="none" fo:color="#333333" style:font-name="Tahoma" fo:font-size="14pt" fo:letter-spacing="normal" fo:font-style="normal" fo:font-weight="bold" style:font-size-asian="14pt" style:font-name-complex="Tahoma" style:font-size-complex="14pt"/>
    </style:style>
    <style:style style:name="T2" style:family="text">
      <style:text-properties fo:font-variant="normal" fo:text-transform="none" fo:color="#333333" style:font-name="Tahoma" fo:font-size="14pt" fo:letter-spacing="normal" fo:font-style="normal" fo:font-weight="normal" style:font-size-asian="14pt" style:font-name-complex="Tahoma" style:font-size-complex="14pt"/>
    </style:style>
    <style:style style:name="T3" style:family="text">
      <style:text-properties fo:font-variant="normal" fo:text-transform="none" fo:color="#0000cc" style:font-name="Tahoma" fo:font-size="14pt" fo:letter-spacing="normal" fo:font-style="normal" fo:font-weight="bold" style:font-size-asian="14pt" style:font-name-complex="Tahoma" style:font-size-complex="14pt"/>
    </style:style>
    <style:style style:name="T4" style:family="text">
      <style:text-properties fo:font-variant="normal" fo:text-transform="none" fo:color="#0000cc" style:font-name="Tahoma" fo:font-size="14pt" fo:letter-spacing="normal" fo:font-style="normal" fo:font-weight="normal" style:font-size-asian="14pt" style:font-name-complex="Tahoma" style:font-size-complex="14pt"/>
    </style:style>
    <style:style style:name="T5" style:family="text">
      <style:text-properties fo:language="en" fo:country="US"/>
    </style:style>
    <style:style style:name="T6" style:family="text">
      <style:text-properties fo:background-color="#ffff00" loext:char-shading-value="0"/>
    </style:style>
    <style:style style:name="T7" style:family="text">
      <style:text-properties style:font-name="Tahoma" fo:font-size="14pt" fo:language="en" fo:country="GB" style:font-size-asian="14pt" style:font-name-complex="Tahoma" style:font-size-complex="14pt"/>
    </style:style>
    <style:style style:name="T8" style:family="text">
      <style:text-properties style:font-name="Tahoma" fo:font-size="14pt" fo:language="en" fo:country="GB" fo:font-weight="bold" style:font-size-asian="14pt" style:font-weight-asian="bold" style:font-name-complex="Tahoma" style:font-size-complex="14pt" style:font-weight-complex="bold"/>
    </style:style>
    <style:style style:name="T9" style:family="text">
      <style:text-properties style:font-name="Tahoma" fo:font-size="14pt" style:font-size-asian="14pt" style:font-size-complex="14pt"/>
    </style:style>
    <style:style style:name="T10" style:family="text">
      <style:text-properties style:font-name="Tahoma" fo:font-size="14pt" fo:background-color="#ffff00" loext:char-shading-value="0" style:font-size-asian="14pt" style:font-size-complex="14pt"/>
    </style:style>
    <style:style style:name="T11" style:family="text">
      <style:text-properties style:font-name="Tahoma" fo:font-size="14pt" fo:background-color="#66ff99" loext:char-shading-value="0" style:font-size-asian="14pt" style:font-size-complex="14pt"/>
    </style:style>
    <style:style style:name="T12" style:family="text">
      <style:text-properties fo:font-weight="bold" style:font-weight-asian="bold" style:font-weight-complex="bold"/>
    </style:style>
    <style:style style:name="T13" style:family="text">
      <style:text-properties fo:font-weight="bold" fo:background-color="#ffff00" loext:char-shading-value="0" style:font-weight-asian="bold" style:font-weight-complex="bold"/>
    </style:style>
    <style:style style:name="T14" style:family="text">
      <style:text-properties fo:color="#0000cc" fo:language="en" fo:country="US" fo:font-weight="bold" style:font-weight-asian="bold" style:font-weight-complex="bold"/>
    </style:style>
    <style:style style:name="T15" style:family="text">
      <style:text-properties fo:color="#0000cc" fo:font-weight="bold" style:font-weight-asian="bold" style:font-weight-complex="bold"/>
    </style:style>
    <style:style style:name="T16" style:family="text">
      <style:text-properties fo:background-color="#66ff99" loext:char-shading-value="0"/>
    </style:style>
    <style:style style:name="T17" style:family="text">
      <style:text-properties fo:color="#ff66ff"/>
    </style:style>
    <style:style style:name="T18" style:family="text">
      <style:text-properties fo:color="#ff66ff" style:font-name="Tahoma" fo:font-size="14pt" style:font-size-asian="14pt" style:font-size-complex="14pt"/>
    </style:style>
    <style:style style:name="T19" style:family="text">
      <style:text-properties fo:color="#3333ff"/>
    </style:style>
    <style:style style:name="T20" style:family="text">
      <style:text-properties fo:color="#3333ff" style:font-name="Tahoma" fo:font-size="14pt" style:font-size-asian="14pt" style:font-size-complex="14pt"/>
    </style:style>
    <style:style style:name="T21" style:family="text">
      <style:text-properties fo:color="#66cc00"/>
    </style:style>
    <style:style style:name="T22" style:family="text">
      <style:text-properties fo:color="#66cc00" style:font-name="Tahoma" fo:font-size="14pt" style:font-size-asian="14pt" style:font-size-complex="14pt"/>
    </style:style>
    <style:style style:name="T23" style:family="text">
      <style:text-properties fo:background-color="#ff9900" loext:char-shading-value="0"/>
    </style:style>
    <text:list-style style:name="L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image text:level="1" xlink:href="Pictures/100002000000000B0000000B7D1422FA29DDF7D5.gif" xlink:type="simple" xlink:show="embed" xlink:actuate="onLoad">
        <style:list-level-properties text:list-level-position-and-space-mode="label-alignment" fo:text-align="end" style:vertical-pos="middle" style:vertical-rel="line" fo:width="0.1146in" fo:height="0.1146in">
          <style:list-level-label-alignment text:label-followed-by="listtab" text:list-tab-stop-position="0.5in" fo:text-indent="-0.25in" fo:margin-left="0.5in"/>
        </style:list-level-properties>
      </text:list-level-style-image>
      <text:list-level-style-image text:level="2" xlink:href="Pictures/100002000000000B0000000B7D1422FA29DDF7D5.gif" xlink:type="simple" xlink:show="embed" xlink:actuate="onLoad">
        <style:list-level-properties text:list-level-position-and-space-mode="label-alignment" fo:text-align="end" style:vertical-pos="middle" style:vertical-rel="line" fo:width="0.1146in" fo:height="0.1146in">
          <style:list-level-label-alignment text:label-followed-by="listtab" text:list-tab-stop-position="0.75in" fo:text-indent="-0.25in" fo:margin-left="0.75in"/>
        </style:list-level-properties>
      </text:list-level-style-image>
      <text:list-level-style-image text:level="3" xlink:href="Pictures/100002000000000B0000000B7D1422FA29DDF7D5.gif" xlink:type="simple" xlink:show="embed" xlink:actuate="onLoad">
        <style:list-level-properties text:list-level-position-and-space-mode="label-alignment" fo:text-align="end" style:vertical-pos="middle" style:vertical-rel="line" fo:width="0.1146in" fo:height="0.1146in">
          <style:list-level-label-alignment text:label-followed-by="listtab" text:list-tab-stop-position="1in" fo:text-indent="-0.25in" fo:margin-left="1in"/>
        </style:list-level-properties>
      </text:list-level-style-image>
      <text:list-level-style-image text:level="4" xlink:href="Pictures/100002000000000B0000000B7D1422FA29DDF7D5.gif" xlink:type="simple" xlink:show="embed" xlink:actuate="onLoad">
        <style:list-level-properties text:list-level-position-and-space-mode="label-alignment" fo:text-align="end" style:vertical-pos="middle" style:vertical-rel="line" fo:width="0.1146in" fo:height="0.1146in">
          <style:list-level-label-alignment text:label-followed-by="listtab" text:list-tab-stop-position="1.25in" fo:text-indent="-0.25in" fo:margin-left="1.25in"/>
        </style:list-level-properties>
      </text:list-level-style-image>
      <text:list-level-style-image text:level="5" xlink:href="Pictures/100002000000000B0000000B7D1422FA29DDF7D5.gif" xlink:type="simple" xlink:show="embed" xlink:actuate="onLoad">
        <style:list-level-properties text:list-level-position-and-space-mode="label-alignment" fo:text-align="end" style:vertical-pos="middle" style:vertical-rel="line" fo:width="0.1146in" fo:height="0.1146in">
          <style:list-level-label-alignment text:label-followed-by="listtab" text:list-tab-stop-position="1.5in" fo:text-indent="-0.25in" fo:margin-left="1.5in"/>
        </style:list-level-properties>
      </text:list-level-style-image>
      <text:list-level-style-image text:level="6" xlink:href="Pictures/100002000000000B0000000B7D1422FA29DDF7D5.gif" xlink:type="simple" xlink:show="embed" xlink:actuate="onLoad">
        <style:list-level-properties text:list-level-position-and-space-mode="label-alignment" fo:text-align="end" style:vertical-pos="middle" style:vertical-rel="line" fo:width="0.1146in" fo:height="0.1146in">
          <style:list-level-label-alignment text:label-followed-by="listtab" text:list-tab-stop-position="1.75in" fo:text-indent="-0.25in" fo:margin-left="1.75in"/>
        </style:list-level-properties>
      </text:list-level-style-image>
      <text:list-level-style-image text:level="7" xlink:href="Pictures/100002000000000B0000000B7D1422FA29DDF7D5.gif" xlink:type="simple" xlink:show="embed" xlink:actuate="onLoad">
        <style:list-level-properties text:list-level-position-and-space-mode="label-alignment" fo:text-align="end" style:vertical-pos="middle" style:vertical-rel="line" fo:width="0.1146in" fo:height="0.1146in">
          <style:list-level-label-alignment text:label-followed-by="listtab" text:list-tab-stop-position="2in" fo:text-indent="-0.25in" fo:margin-left="2in"/>
        </style:list-level-properties>
      </text:list-level-style-image>
      <text:list-level-style-image text:level="8" xlink:href="Pictures/100002000000000B0000000B7D1422FA29DDF7D5.gif" xlink:type="simple" xlink:show="embed" xlink:actuate="onLoad">
        <style:list-level-properties text:list-level-position-and-space-mode="label-alignment" fo:text-align="end" style:vertical-pos="middle" style:vertical-rel="line" fo:width="0.1146in" fo:height="0.1146in">
          <style:list-level-label-alignment text:label-followed-by="listtab" text:list-tab-stop-position="2.25in" fo:text-indent="-0.25in" fo:margin-left="2.25in"/>
        </style:list-level-properties>
      </text:list-level-style-image>
      <text:list-level-style-image text:level="9" xlink:href="Pictures/100002000000000B0000000B7D1422FA29DDF7D5.gif" xlink:type="simple" xlink:show="embed" xlink:actuate="onLoad">
        <style:list-level-properties text:list-level-position-and-space-mode="label-alignment" fo:text-align="end" style:vertical-pos="middle" style:vertical-rel="line" fo:width="0.1146in" fo:height="0.1146in">
          <style:list-level-label-alignment text:label-followed-by="listtab" text:list-tab-stop-position="2.5in" fo:text-indent="-0.25in" fo:margin-left="2.5in"/>
        </style:list-level-properties>
      </text:list-level-style-image>
      <text:list-level-style-image text:level="10" xlink:href="Pictures/100002000000000B0000000B7D1422FA29DDF7D5.gif" xlink:type="simple" xlink:show="embed" xlink:actuate="onLoad">
        <style:list-level-properties text:list-level-position-and-space-mode="label-alignment" fo:text-align="end" style:vertical-pos="middle" style:vertical-rel="line" fo:width="0.1146in" fo:height="0.1146in">
          <style:list-level-label-alignment text:label-followed-by="listtab" text:list-tab-stop-position="2.75in" fo:text-indent="-0.25in" fo:margin-left="2.75in"/>
        </style:list-level-properties>
      </text:list-level-style-image>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 text:outline-level="3">Header:</text:h>
      <text:p text:style-name="P2"/>
      <text:p text:style-name="P3">Models</text:p>
      <text:p text:style-name="P4">نماذج</text:p>
      <text:p text:style-name="P7">Arch of Triumph</text:p>
      <text:p text:style-name="P5">قوس النصر</text:p>
      <text:p text:style-name="P7">Temple of Baal Shamin</text:p>
      <text:p text:style-name="P6">معبد بعل شمين</text:p>
      <text:p text:style-name="P7">Temple of Bel</text:p>
      <text:p text:style-name="P6">معبد بل</text:p>
      <text:p text:style-name="P7">Roman Theater </text:p>
      <text:p text:style-name="P6">المسرح الروماني</text:p>
      <text:p text:style-name="P6"/>
      <text:p text:style-name="P9">Community</text:p>
      <text:p text:style-name="P4">المجتمع</text:p>
      <text:p text:style-name="P7">Al Aous Publishers</text:p>
      <text:p text:style-name="P6">الأوس للنشر</text:p>
      <text:p text:style-name="P7">Asad Al-Lat</text:p>
      <text:p text:style-name="P6">أسد اللات</text:p>
      <text:p text:style-name="P7">#NEWPALMYRA craft-grid</text:p>
      <text:p text:style-name="P6">كرافت-غريد نيو بالميرا</text:p>
      <text:p text:style-name="P7">Palmyra 3D Model</text:p>
      <text:p text:style-name="P6">نموذج مدينة تدمر ثلاثي الأبعاد</text:p>
      <text:p text:style-name="P6"/>
      <text:p text:style-name="P9">Events</text:p>
      <text:p text:style-name="P4">مناسبات</text:p>
      <text:p text:style-name="P6"/>
      <text:p text:style-name="P7">Beyond Destruction</text:p>
      <text:p text:style-name="P6">ما بعد الدمار</text:p>
      <text:p text:style-name="P7"><text:soft-page-break/><text:span text:style-name="T6">FOSSASIA</text:span> Singapore</text:p>
      <text:p text:style-name="P6"><text:span text:style-name="T6">مؤتمر البرمجيات مفتوحة المصدر في آسيا</text:span> بسينغافورا</text:p>
      <text:p text:style-name="P8">or literally</text:p>
      <text:p text:style-name="P6"><text:span text:style-name="T6">فوساسيا</text:span> سينغافورا</text:p>
      <text:p text:style-name="P7">Irregular Journeys</text:p>
      <text:p text:style-name="P6">رحلات غير معتادة</text:p>
      <text:p text:style-name="P7">Print Sprint</text:p>
      <text:p text:style-name="P6">سباق الطباعة</text:p>
      <text:p text:style-name="P7">Protocultural Dubai</text:p>
      <text:p text:style-name="P6">بروتوكولتشورال دبي</text:p>
      <text:p text:style-name="P7">Protocultural Taipei</text:p>
      <text:p text:style-name="P6">بروتوكولتشورال تايبيه</text:p>
      <text:p text:style-name="P7">Reclaim History</text:p>
      <text:p text:style-name="P6">استعادة التاريخ</text:p>
      <text:p text:style-name="P7">Venice Biennale</text:p>
      <text:p text:style-name="P6">بنالي البندقية</text:p>
      <text:p text:style-name="P6"/>
      <text:p text:style-name="P9">People</text:p>
      <text:p text:style-name="P4">أشخاص</text:p>
      <text:p text:style-name="P9"/>
      <text:p text:style-name="P9">Press</text:p>
      <text:p text:style-name="P4">صحافة</text:p>
      <text:p text:style-name="P6"/>
      <text:p text:style-name="P6"/>
      <text:h text:style-name="P13" text:outline-level="3"/>
      <text:h text:style-name="P14" text:outline-level="3"><text:bookmark text:name="help-us-build-a-future-newpalmyra-from-the-past"/>HELP US BUILD A FUTURE #NEWPALMYRA FROM THE PAST</text:h>
      <text:p text:style-name="P1"><text:span text:style-name="Strong_20_Emphasis"><text:span text:style-name="T3">#NEWPALMYRA</text:span></text:span><text:span text:style-name="T4"> is:</text:span></text:p>
      <text:list xml:id="list724856308637977881" text:style-name="L1">
        <text:list-item>
          <text:p text:style-name="P33"><text:span text:style-name="T2">A </text:span><text:span text:style-name="Strong_20_Emphasis"><text:span text:style-name="T1">Digital Archaeology</text:span></text:span><text:span text:style-name="T2"> project, collecting data from international partners, analyzing it, creating a reconstruction of </text:span><text:soft-page-break/><text:span text:style-name="T2">Palmyra in virtual space, and sharing the models and data in the public domain. We are using digital tools to preserve heritage sites.</text:span></text:p>
        </text:list-item>
        <text:list-item>
          <text:p text:style-name="P33"><text:span text:style-name="T2">A </text:span><text:span text:style-name="Strong_20_Emphasis"><text:span text:style-name="T1">Cultural Development</text:span></text:span><text:span text:style-name="T2"> project, hosting live workshops and building a network of artists, technologists, archaeologists, architects, and others to research, construct models, and create artistic works. We create exhibitions and experiences in museums and institutions globally, celebrating the cultural heritage of Syria and the world through the lens of architecture embodying culture and power.</text:span></text:p>
        </text:list-item>
        <text:list-item>
          <text:p text:style-name="P33"><text:span text:style-name="T2">A </text:span><text:span text:style-name="Strong_20_Emphasis"><text:span text:style-name="T1">Open Data</text:span></text:span><text:span text:style-name="T2"> project, helping to advance open data policies in museums and institutions through advocacy, education, and consultation.</text:span></text:p>
        </text:list-item>
      </text:list>
      <text:p text:style-name="P1"><text:span text:style-name="T2">Together with our international affiliates, </text:span><text:span text:style-name="Strong_20_Emphasis"><text:span text:style-name="T1">#NEWPALMYRA</text:span></text:span><text:span text:style-name="T2"> sources archaeological and historical data, shares it with the community, and outputs art exhibitions, salons, and creative works using this data to carry the rich history of Palmyra forward to new generations.</text:span></text:p>
      <text:p text:style-name="P17"><text:s/></text:p>
      <text:p text:style-name="P18"><text:s/><text:span text:style-name="T15"><text:s/></text:span><text:span text:style-name="T14">#NEWPALMYRA</text:span><text:span text:style-name="T15">ساعدونا على إعادة بناء تدمر من الماضي</text:span></text:p>
      <text:p text:style-name="P18"/>
      <text:p text:style-name="P18">:مشروع نيوبالميرا (تدمر الجديدة) هو</text:p>
      <text:p text:style-name="P18"/>
      <text:p text:style-name="P16"><text:span text:style-name="T7">مشروع </text:span><text:span text:style-name="T8">معماري رقمي</text:span><text:span text:style-name="T7">،يجمع المعلومات من شركاء دوليين ويحللها ويقوم بإعادة بناء مدينة تدمر في الفضاء الافتراضي ويتيح النماذج والمعلومات للجميع. نحن نستعمل أدوات رقمية للحفاظ على مواقع التراث.</text:span></text:p>
      <text:p text:style-name="P18"/>
      <text:p text:style-name="P18">مشروع <text:span text:style-name="T12">تطوير ثقافي</text:span>، يقوم باستضافة ورشات مباشرة ويقوم ببناء شبكة من الفنانين والتقنيين والآثاريين والمعماريين وآخرين للبحث وبناء النماذج وإبداع الأعمال الفنية. نحن ننظم معارض في المتاحف والمعاهد في جميع أنحاء العالم، نحتفل بالإرث الثقافي في <text:s/>سوريا والعالم من ناحية ثقافية ومعمارية.</text:p>
      <text:p text:style-name="P18"/>
      <text:p text:style-name="P18"><text:s text:c="3"/>مشروع <text:span text:style-name="T12">بيانات مفتوحة</text:span>، يساعد في دعم سياسات البيانات المفتوحة في المتاحف والمعاهد من خلال النصح والتعليم وتقديم المشورة.</text:p>
      <text:p text:style-name="P18"/>
      <text:p text:style-name="P18"><text:s/>بالتعاون مع شركائنا الدوليين، يقوم مشروع تدمر الجديدة بتزويد بيانات آثارية وتاريخية ويشاركها مع المجتمع وينظم معارض وصالونات وأعمال إبداعية باستعمال هذه البيانات ليقدم تاريخ مدينة تدمر الغني للأجيال القادمة.</text:p>
      <text:p text:style-name="P18"/>
      <text:h text:style-name="P26" text:outline-level="2"><text:bookmark text:name="contribute"/>Contribute</text:h>
      <text:p text:style-name="P10">We’re looking for contributors of all sorts: 3D modelers, <text:soft-page-break/>archaeologists, artists, curators, developers, educators, journalists, researchers, wikimedians. How you can help now:</text:p>
      <text:list xml:id="list8690159891043631770" text:style-name="L2">
        <text:list-item>
          <text:p text:style-name="P34">Join #NEWPALMYRA events </text:p>
        </text:list-item>
        <text:list-item>
          <text:p text:style-name="P35"><text:span text:style-name="T9">Contribute issues, code, data in our models </text:span><text:a xlink:type="simple" xlink:href="https://github.com/newpalmyra" text:style-name="Internet_20_link" text:visited-style-name="Visited_20_Internet_20_Link"><text:span text:style-name="T9">GitHub</text:span></text:a><text:span text:style-name="T9"> projects </text:span></text:p>
        </text:list-item>
        <text:list-item>
          <text:p text:style-name="P35"><text:span text:style-name="T9">Finish a </text:span><text:a xlink:type="simple" xlink:href="https://github.com/newpalmyra/community" text:style-name="Internet_20_link" text:visited-style-name="Visited_20_Internet_20_Link"><text:span text:style-name="T10">Community Challenge</text:span></text:a><text:span text:style-name="T10">. </text:span></text:p>
        </text:list-item>
        <text:list-item>
          <text:p text:style-name="P35"><text:span text:style-name="T9">Email us </text:span><text:a xlink:type="simple" xlink:href="mailto:info@newpalmyra.org" text:style-name="Internet_20_link" text:visited-style-name="Visited_20_Internet_20_Link"><text:span text:style-name="T9">info@newpalmyra.org</text:span></text:a><text:span text:style-name="T9"> </text:span></text:p>
        </text:list-item>
        <text:list-item>
          <text:p text:style-name="P35"><text:span text:style-name="T9">Follow us and spread the word on our </text:span><text:a xlink:type="simple" xlink:href="https://www.facebook.com/pages/New-Palmyra/200184583646306" text:style-name="Internet_20_link" text:visited-style-name="Visited_20_Internet_20_Link"><text:span text:style-name="T20">Facebook</text:span></text:a><text:span text:style-name="T9">, </text:span><text:a xlink:type="simple" xlink:href="https://www.facebook.com/pages/New-Palmyra/200184583646306" text:style-name="Internet_20_link" text:visited-style-name="Visited_20_Internet_20_Link"><text:span text:style-name="T18">Instagram</text:span></text:a><text:span text:style-name="T9">, and </text:span><text:a xlink:type="simple" xlink:href="https://twitter.com/newpalmyraorg" text:style-name="Internet_20_link" text:visited-style-name="Visited_20_Internet_20_Link"><text:span text:style-name="T22">Twitter</text:span></text:a><text:span text:style-name="T9"> </text:span></text:p>
        </text:list-item>
        <text:list-item>
          <text:p text:style-name="P31"><text:a xlink:type="simple" xlink:href="https://tinyletter.com/NewPalmyra" text:style-name="Internet_20_link" text:visited-style-name="Visited_20_Internet_20_Link"><text:span text:style-name="T11">Subscribe</text:span></text:a><text:span text:style-name="T9"> to our email newsletter </text:span></text:p>
        </text:list-item>
      </text:list>
      <text:p text:style-name="P18"/>
      <text:p text:style-name="P20">ساهم معنا:</text:p>
      <text:p text:style-name="P18"/>
      <text:p text:style-name="P18">نحن بحاجة لمساهمين في عدة مجالات: بناء النماذج ثلاثية الأبعاد، آثاريين، فنانين، قيمين، مطورين، معلمين، صحافيين، باحثين... إلخ. </text:p>
      <text:p text:style-name="P18">كيف بإمكانك المساعدة:</text:p>
      <text:p text:style-name="P18"/>
      <text:p text:style-name="P18">انضم لنشاطات مشروع نيوبالميرا (تدمر الجديدة)</text:p>
      <text:p text:style-name="P18"/>
      <text:p text:style-name="P18">شارك بمقالات أو برمجيات أو بيانات في مشاريعنا ونماذجنا على موقع </text:p>
      <text:p text:style-name="P30">GitHub</text:p>
      <text:p text:style-name="P18"/>
      <text:p text:style-name="P18"><text:s/>قم بإتمام إحدى <text:span text:style-name="T13">تحديات المجتمع</text:span></text:p>
      <text:p text:style-name="P19"/>
      <text:p text:style-name="P19">راسلنا على</text:p>
      <text:p text:style-name="P19"><text:s/><text:a xlink:type="simple" xlink:href="mailto:info@newpalmyra.org" text:style-name="Internet_20_link" text:visited-style-name="Visited_20_Internet_20_Link"><text:span text:style-name="T5">info@newpalmyra.org</text:span></text:a></text:p>
      <text:p text:style-name="P19"/>
      <text:p text:style-name="P19"><text:s/><text:span text:style-name="T5"><text:s/></text:span>تابعنا وانشر صفحاتنا على مواقع التواصل الاجتماعي، <text:span text:style-name="T19">فيسبوك</text:span> و<text:span text:style-name="T17">إنستغرام</text:span> و<text:span text:style-name="T21">تويتر</text:span>.</text:p>
      <text:p text:style-name="P19"/>
      <text:p text:style-name="P19"><text:span text:style-name="T16">اشترك</text:span> بنشرتنا على البريد الإلكتروني</text:p>
      <text:p text:style-name="P19"/>
      <text:p text:style-name="P24">Download our press kit</text:p>
      <text:p text:style-name="P19"><text:s/>تنزيل المعدات الصحفية</text:p>
      <text:p text:style-name="P19"/>
      <text:h text:style-name="P27" text:outline-level="2">UPLOAD PHOTOS OR MODELS</text:h>
      <text:p text:style-name="P19">قم بتحميل الصور والنماذج</text:p>
      <text:p text:style-name="P24">Name </text:p>
      <text:p text:style-name="P19">الاسم</text:p>
      <text:p text:style-name="P24">Your name</text:p>
      <text:p text:style-name="P19"><text:soft-page-break/>قم بإدخال اسمك هنا</text:p>
      <text:p text:style-name="P24">Upload files</text:p>
      <text:p text:style-name="P19">حمل الملفات</text:p>
      <text:p text:style-name="P19"/>
      <text:p text:style-name="P11"><text:span text:style-name="T12">Your photos can be used to help remodel Palmyra!</text:span> </text:p>
      <text:list xml:id="list6891300626533180387" text:style-name="L3">
        <text:list-item>
          <text:p text:style-name="P36">Please include a text file with a description of your photos or 3d models. </text:p>
        </text:list-item>
        <text:list-item>
          <text:p text:style-name="P32">Unless otherwise specified, by upload your photos or model to #NEWPALMYRA they will be placed under a <text:a xlink:type="simple" xlink:href="https://creativecommons.org/about/cc0/" text:style-name="Internet_20_link" text:visited-style-name="Visited_20_Internet_20_Link"><text:span text:style-name="T23">CC0 license</text:span></text:a><text:span text:style-name="T23">. </text:span></text:p>
        </text:list-item>
      </text:list>
      <text:p text:style-name="P21">الصور التي تشاركها قد تستعمل لإعادة بناء مدينة تدمر</text:p>
      <text:p text:style-name="P19"/>
      <text:p text:style-name="P19">رجاءً قم بإرفاق ملف نصي يتضمن وصفاً للصور أو النماذج التي تشاركها</text:p>
      <text:p text:style-name="P19"/>
      <text:p text:style-name="P19">سيتم وضع الصور أو النماذج التي تشاركها تحت رخصة <text:span text:style-name="T23">المشاع الإبداعي (صفر)</text:span> في حال لم تذكر ما يخالف ذلك. </text:p>
      <text:p text:style-name="P19"/>
      <text:p text:style-name="P24"><text:span text:style-name="T12">News</text:span> </text:p>
      <text:p text:style-name="P21">أخبار</text:p>
      <text:p text:style-name="P21"/>
      <text:p text:style-name="P25">Articles</text:p>
      <text:p text:style-name="P21">مقالات</text:p>
      <text:p text:style-name="P21"/>
      <text:h text:style-name="P15" text:outline-level="3">For questions, please email <text:a xlink:type="simple" xlink:href="mailto:info@newpalmyra.org" text:style-name="Internet_20_link" text:visited-style-name="Visited_20_Internet_20_Link">info@newpalmyra.org</text:a></text:h>
      <text:p text:style-name="P22"/>
      <text:p text:style-name="P19">للاستفسار، رجاءً راسلنا على </text:p>
      <text:p text:style-name="P23"><text:a xlink:type="simple" xlink:href="mailto:info@newpalmyra.org" text:style-name="Internet_20_link" text:visited-style-name="Visited_20_Internet_20_Link">info@newpalmyra.org</text:a></text:p>
      <text:p text:style-name="P23"/>
      <text:p text:style-name="P24">This work is released under <text:a xlink:type="simple" xlink:href="http://creativecommons.org/publicdomain/zero/1.0/" text:style-name="Internet_20_link" text:visited-style-name="Visited_20_Internet_20_Link">CC0</text:a> </text:p>
      <text:p text:style-name="P19">هذا العمل منشور تحت رخصة <text:span text:style-name="T23">المشاع الإبداعي (صفر)</text:span></text:p>
      <text:list xml:id="list9143526638446942396" text:style-name="L4">
        <text:list-header>
          <text:p text:style-name="P29"/>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3" style:display-name="Heading 3" style:family="paragraph" style:parent-style-name="Heading" style:next-style-name="Text_20_body" style:default-outline-level="3" style:list-style-name="" style:class="text">
      <style:text-properties style:font-name="Times New Roman" fo:font-family="'Times New Roman'" style:font-family-generic="roman" style:font-pitch="variable" fo:font-size="14pt" fo:font-weight="bold" style:font-name-asian="SimSun" style:font-family-asian="SimSun" style:font-family-generic-asian="system" style:font-pitch-asian="variable" style:font-size-asian="14pt" style:font-weight-asian="bold" style:font-name-complex="Mangal" style:font-family-complex="Mangal"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family="'Times New Roman'" style:font-family-generic="roman" style:font-pitch="variable" fo:font-size="18pt" fo:font-weight="bold" style:font-name-asian="SimSun" style:font-family-asian="SimSun" style:font-family-generic-asian="system" style:font-pitch-asian="variable" style:font-size-asian="18pt" style:font-weight-asian="bold" style:font-name-complex="Mangal" style:font-family-complex="Mangal"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09T20:17:49.59</meta:creation-date>
    <meta:editing-duration>PT1H41M49S</meta:editing-duration>
    <meta:editing-cycles>12</meta:editing-cycles>
    <meta:generator>LibreOffice/5.1.4.2$Linux_X86_64 LibreOffice_project/10m0$Build-2</meta:generator>
    <meta:initial-creator>Georges Dahdouh</meta:initial-creator>
    <dc:date>2016-09-09T22:14:51.68</dc:date>
    <dc:creator>Georges Dahdouh</dc:creator>
    <meta:document-statistic meta:table-count="0" meta:image-count="0" meta:object-count="0" meta:page-count="5" meta:paragraph-count="103" meta:word-count="659" meta:character-count="4311" meta:non-whitespace-character-count="3735"/>
  </office:meta>
</office:document-meta>
</file>